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3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9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none" fo:border-left="none" fo:border-right="0.002cm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order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1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2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7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0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2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5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none" fo:border-left="0.002cm solid #000000" fo:border-right="0.002cm solid #000000" fo:border-top="none"/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9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51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2" style:family="table-cell" style:parent-style-name="Default">
      <style:text-properties fo:font-size="8.5pt" style:font-size-asian="8.5pt" style:font-size-complex="8.5pt"/>
    </style:style>
    <style:style style:name="ce53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4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5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6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8" style:family="table-cell" style:parent-style-name="Default">
      <style:text-properties style:font-name="Arial" fo:font-size="8.5pt" fo:font-weight="bold" style:font-name-asian="Bitstream Vera Sans" style:font-size-asian="8.5pt" style:font-weight-asian="bold" style:font-name-complex="Bitstream Vera Sans" style:font-size-complex="8.5pt" style:font-weight-complex="bold"/>
    </style:style>
    <style:style style:name="ce59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61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62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63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7" office:value-type="string">
            <text:p>BASE.DB</text:p>
          </table:table-cell>
          <table:table-cell table:style-name="ce25"/>
          <table:table-cell table:style-name="ce27"/>
          <table:table-cell table:style-name="ce2"/>
          <table:table-cell table:style-name="ce5" table:formula="oooc:=[.C2]" office:value-type="string" office:string-value="DesInventar8.2">
            <text:p>DesInventar8.2</text:p>
          </table:table-cell>
          <table:table-cell table:style-name="ce17" office:value-type="string">
            <text:p>CORE.DB</text:p>
          </table:table-cell>
          <table:table-cell table:style-name="ce19"/>
          <table:table-cell table:style-name="ce28"/>
          <table:table-cell/>
          <table:table-cell table:style-name="ce2"/>
          <table:table-cell table:style-name="ce5" table:formula="oooc:=[.H2]" office:value-type="string" office:string-value="DesInventar8.2">
            <text:p>DesInventar8.2</text:p>
          </table:table-cell>
          <table:table-cell table:style-name="ce17" office:value-type="string">
            <text:p>REGION.DB</text:p>
          </table:table-cell>
          <table:table-cell table:style-name="ce45"/>
          <table:table-cell table:style-name="ce47" office:value-type="string" table:number-columns-spanned="2" table:number-rows-spanned="1">
            <text:p>Disaster</text:p>
          </table:table-cell>
          <table:covered-table-cell table:style-name="ce19"/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8" office:value-type="date" office:date-value="2009-07-28">
            <text:p>2009-07-28</text:p>
          </table:table-cell>
          <table:table-cell table:style-name="ce26"/>
          <table:table-cell table:style-name="ce18"/>
          <table:table-cell table:style-name="ce3"/>
          <table:table-cell/>
          <table:table-cell table:style-name="ce18" table:formula="oooc:=[.D3]" office:value-type="date" office:date-value="2009-07-28">
            <text:p>2009-07-28</text:p>
          </table:table-cell>
          <table:table-cell table:style-name="ce20"/>
          <table:table-cell table:style-name="ce28"/>
          <table:table-cell/>
          <table:table-cell table:style-name="ce3"/>
          <table:table-cell table:style-name="ce27" office:value-type="string">
            <text:p>Schema Version</text:p>
          </table:table-cell>
          <table:table-cell table:style-name="ce44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7" office:value-type="string" table:number-columns-spanned="2" table:number-rows-spanned="1">
            <text:p>Info</text:p>
          </table:table-cell>
          <table:covered-table-cell table:style-name="ce19"/>
          <table:table-cell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DisasterBeginTime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RegionLabel</text:p>
          </table:table-cell>
          <table:table-cell table:style-name="ce20" office:value-type="string">
            <text:p>VARCHAR(2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20" table:formula="oooc:=[.O56]" office:value-type="string" office:string-value="VARCHAR(100)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 table:style-name="ce3"/>
          <table:table-cell table:style-name="ce31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20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 table:style-name="ce3"/>
          <table:table-cell table:style-name="ce31" office:value-type="string">
            <text:p>CountryIso</text:p>
          </table:table-cell>
          <table:table-cell table:style-name="ce20" table:formula="oooc:=[.D6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3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20" office:value-type="string">
            <text:p>DOUBLE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Order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DisasterLongitude</text:p>
          </table:table-cell>
          <table:table-cell table:style-name="ce20" office:value-type="string">
            <text:p>DOUBL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Status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8" office:value-type="string" table:number-columns-spanned="2" table:number-rows-spanned="1">
            <text:p>Event</text:p>
          </table:table-cell>
          <table:covered-table-cell table:style-name="ce19"/>
          <table:table-cell/>
          <table:table-cell table:style-name="ce3" office:value-type="string">
            <text:p>DisasterSource</text:p>
          </table:table-cell>
          <table:table-cell table:style-name="ce20" office:value-type="string">
            <text:p>VARCHAR(2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1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RegionLastUp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RecordStatus</text:p>
          </table:table-cell>
          <table:table-cell table:style-name="ce20" office:value-type="string">
            <text:p>VARCHAR(2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2" office:value-type="string">
            <text:p>DOUBLE</text:p>
          </table:table-cell>
          <table:table-cell table:style-name="ce21"/>
          <table:table-cell table:style-name="ce29"/>
          <table:table-cell table:style-name="ce3"/>
          <table:table-cell table:style-name="ce31" office:value-type="string">
            <text:p>IsCRegion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RecordAuthor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20"/>
          <table:table-cell/>
          <table:table-cell table:style-name="ce3"/>
          <table:table-cell table:style-name="Default"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20" table:formula="oooc:=[.O12]" office:value-type="string" office:string-value="VARCHAR(50)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Item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3" office:value-type="string">
            <text:p>Event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ventDuration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RegionItem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20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20" office:value-type="string">
            <text:p>VARCHAR(8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RegionQuery</text:p>
          </table:table-cell>
          <table:table-cell table:style-name="ce23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Event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RegionAuth</text:p>
          </table:table-cell>
          <table:covered-table-cell/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3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10" table:formula="oooc:=[.H39]" office:value-type="string" office:string-value="UserName">
            <text:p>UserName</text:p>
          </table:table-cell>
          <table:table-cell table:style-name="ce19" table:formula="oooc:=[.I39]" office:value-type="string" office:string-value="VARCHAR(20)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Missing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7" table:formula="oooc:=[.H6]" office:value-type="string" office:string-value="RegionId">
            <text:p>Region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9" office:value-type="string" table:number-columns-spanned="2" table:number-rows-spanned="1">
            <text:p>Cause</text:p>
          </table:table-cell>
          <table:covered-table-cell table:style-name="ce19"/>
          <table:table-cell/>
          <table:table-cell table:style-name="ce3" office:value-type="string">
            <text:p>EffectPeopleInjur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SyncRecord</text:p>
          </table:table-cell>
          <table:table-cell table:style-name="ce24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AuthKe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ffectPeopleHarm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AuthValu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PeopleAffec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AuthAuxValue</text:p>
          </table:table-cell>
          <table:table-cell table:style-name="ce23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EventPredefined</text:p>
          </table:table-cell>
          <table:table-cell table:style-name="ce24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Queries</text:p>
          </table:table-cell>
          <table:covered-table-cell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8"/>
          <table:table-cell table:style-name="ce3"/>
          <table:table-cell table:style-name="ce10" office:value-type="string">
            <text:p>QueryId</text:p>
          </table:table-cell>
          <table:table-cell table:style-name="ce19" table:formula="oooc:=[.I6]" office:value-type="string" office:string-value="VARCHAR(50)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20" office:value-type="string">
            <text:p>INTEGER DEFAULT 1</text:p>
          </table:table-cell>
          <table:table-cell/>
          <table:table-cell table:style-name="ce3" office:value-type="string">
            <text:p>EffectHousesAffecte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20" office:value-type="string">
            <text:p>INTEGER DEFAULT 0</text:p>
          </table:table-cell>
          <table:table-cell/>
          <table:table-cell table:style-name="ce3" office:value-type="string">
            <text:p>EffectPeopleDea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20" office:value-type="string">
            <text:p>DATETIME</text:p>
          </table:table-cell>
          <table:table-cell table:style-name="ce20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20" office:value-type="string">
            <text:p>VARCHAR(1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20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table:formula="oooc:=[.H39]" office:value-type="string" office:string-value="UserName">
            <text:p>UserNam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20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Default" table:number-columns-repeated="2"/>
          <table:table-cell table:style-name="ce20"/>
          <table:table-cell table:style-name="ce28"/>
          <table:table-cell table:style-name="ce3"/>
          <table:table-cell table:style-name="ce3" office:value-type="string">
            <text:p>Query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Cause</text:p>
          </table:table-cell>
          <table:covered-table-cell table:style-name="ce19"/>
          <table:table-cell table:style-name="ce20"/>
          <table:table-cell table:style-name="ce28"/>
          <table:table-cell table:style-name="ce3"/>
          <table:table-cell table:style-name="ce3" office:value-type="string">
            <text:p>Query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3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QueryContent</text:p>
          </table:table-cell>
          <table:table-cell table:style-name="ce23" office:value-type="string">
            <text:p>TEXT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PeopleEvacua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Level</text:p>
          </table:table-cell>
          <table:covered-table-cell table:style-name="ce19"/>
          <table:table-cell/>
          <table:table-cell table:style-name="ce3" office:value-type="string">
            <text:p>EffectPeopleReloca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SyncRecord</text:p>
          </table:table-cell>
          <table:table-cell table:style-name="ce24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20" office:value-type="string">
            <text:p>INTEGER</text:p>
          </table:table-cell>
          <table:table-cell/>
          <table:table-cell table:style-name="ce3" office:value-type="string">
            <text:p>EffectHousesDestroy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 table:style-name="ce3"/>
          <table:table-cell table:style-name="ce7" office:value-type="string">
            <text:p>UserNam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HousesAffectedQ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EMail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ffectLossesValueLocal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20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Passwd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20" office:value-type="string">
            <text:p>VARCHAR(50) DEFAULT '---'</text:p>
          </table:table-cell>
          <table:table-cell/>
          <table:table-cell table:style-name="ce3" office:value-type="string">
            <text:p>EffectLossesValueUSD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15" office:value-type="string">
            <text:p>CausePredefined</text:p>
          </table:table-cell>
          <table:table-cell table:style-name="ce24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FullName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20" office:value-type="string">
            <text:p>TEXT NULL</text:p>
          </table:table-cell>
          <table:table-cell/>
          <table:table-cell table:style-name="ce3" office:value-type="string">
            <text:p>EffectRoads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20" office:value-type="string">
            <text:p>VARCHAR(10)</text:p>
          </table:table-cell>
          <table:table-cell table:style-name="ce20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20" office:value-type="string">
            <text:p>VARCHAR(10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1" office:value-type="string">
            <text:p>GeoLevelActive</text:p>
          </table:table-cell>
          <table:table-cell table:style-name="ce23" office:value-type="string">
            <text:p>INTEGER DEFAULT 0</text:p>
          </table:table-cell>
          <table:table-cell/>
          <table:table-cell table:style-name="ce3" office:value-type="string">
            <text:p>EffectFarmingAndForest</text:p>
          </table:table-cell>
          <table:table-cell table:style-name="ce20" office:value-type="string">
            <text:p>NUMERIC(30,2)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20" office:value-type="string">
            <text:p>TEXT</text:p>
          </table:table-cell>
          <table:table-cell table:style-name="ce20"/>
          <table:table-cell/>
          <table:table-cell table:style-name="ce3"/>
          <table:table-cell table:style-name="ce3" table:formula="oooc:=[.C6]" office:value-type="string" office:string-value="CountryIso">
            <text:p>CountryIso</text:p>
          </table:table-cell>
          <table:table-cell table:style-name="ce20" table:formula="oooc:=[.D6]" office:value-type="string" office:string-value="VARCHAR(3)">
            <text:p>VARCHAR(3)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LiveStock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Cit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EducationCenters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UserCreationDate </text:p>
          </table:table-cell>
          <table:table-cell table:style-name="ce20" office:value-type="string">
            <text:p>DATETIME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3" office:value-type="string">
            <text:p>EffectMedicalCenters</text:p>
          </table:table-cell>
          <table:table-cell table:style-name="ce20" office:value-type="string">
            <text:p>NUMERIC(10)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 table:style-name="ce3"/>
          <table:table-cell table:style-name="ce3" office:value-type="string">
            <text:p>UserNotes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20" table:formula="oooc:=[.O38]" office:value-type="string" office:string-value="INTEGER">
            <text:p>INTEGER</text:p>
          </table:table-cell>
          <table:table-cell/>
          <table:table-cell table:style-name="ce3" office:value-type="string">
            <text:p>EffectOtherLoss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20"/>
          <table:table-cell table:style-name="ce28"/>
          <table:table-cell table:style-name="ce3"/>
          <table:table-cell table:style-name="ce4" office:value-type="string">
            <text:p>UserActive</text:p>
          </table:table-cell>
          <table:table-cell table:style-name="ce23" office:value-type="string">
            <text:p>INTEGER</text:p>
          </table:table-cell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EffectNotes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9" office:value-type="string">
            <text:p>INTEGER</text:p>
          </table:table-cell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42" office:value-type="string">
            <text:p>RegionId</text:p>
          </table:table-cell>
          <table:table-cell table:style-name="ce20" table:formula="oooc:=[.I6]" office:value-type="string" office:string-value="VARCHAR(50)">
            <text:p>VARCHAR(50)</text:p>
          </table:table-cell>
          <table:table-cell/>
          <table:table-cell table:style-name="ce3" office:value-type="string">
            <text:p>SectorTransport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20" office:value-type="string">
            <text:p>VARCHAR(3)</text:p>
          </table:table-cell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Option</text:p>
          </table:table-cell>
          <table:covered-table-cell table:style-name="ce19"/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SectorCommunications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20" office:value-type="string">
            <text:p>VARCHAR(30)</text:p>
          </table:table-cell>
          <table:table-cell table:style-name="ce20"/>
          <table:table-cell/>
          <table:table-cell table:style-name="ce3"/>
          <table:table-cell table:style-name="ce7" table:formula="oooc:=[.H39]" office:value-type="string" office:string-value="UserName">
            <text:p>UserName</text:p>
          </table:table-cell>
          <table:table-cell table:style-name="ce20" table:formula="oooc:=[.I39]" office:value-type="string" office:string-value="VARCHAR(20)">
            <text:p>VARCHAR(2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Relief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20" office:value-type="string">
            <text:p>VARCHAR(50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20" office:value-type="string">
            <text:p>VARCHAR(50)</text:p>
          </table:table-cell>
          <table:table-cell/>
          <table:table-cell table:style-name="ce3" office:value-type="string">
            <text:p>SectorAgricultural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20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3" office:value-type="string">
            <text:p>OptionValue</text:p>
          </table:table-cell>
          <table:table-cell table:style-name="ce20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3" office:value-type="string">
            <text:p>VARCHAR(50)</text:p>
          </table:table-cell>
          <table:table-cell/>
          <table:table-cell table:style-name="ce3" office:value-type="string">
            <text:p>SectorWaterSupply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2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3" office:value-type="string">
            <text:p>TEXT</text:p>
          </table:table-cell>
          <table:table-cell table:style-name="ce20"/>
          <table:table-cell table:style-name="ce28"/>
          <table:table-cell table:style-name="ce3"/>
          <table:table-cell table:style-name="ce4" office:value-type="string">
            <text:p>OptionAuxValue</text:p>
          </table:table-cell>
          <table:table-cell table:style-name="ce23" office:value-type="string">
            <text:p>VARCHAR(1024)</text:p>
          </table:table-cell>
          <table:table-cell table:style-name="ce20"/>
          <table:table-cell table:style-name="ce28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Sewerage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20"/>
          <table:table-cell table:style-name="ce28"/>
          <table:table-cell table:style-name="ce3"/>
          <table:table-cell table:number-columns-repeated="2"/>
          <table:table-cell table:style-name="ce20"/>
          <table:table-cell table:style-name="ce28"/>
          <table:table-cell/>
          <table:table-cell table:style-name="ce3"/>
          <table:table-cell table:style-name="ce40" office:value-type="string" table:number-columns-spanned="2" table:number-rows-spanned="1">
            <text:p>Geography</text:p>
          </table:table-cell>
          <table:covered-table-cell table:style-name="ce19"/>
          <table:table-cell/>
          <table:table-cell table:style-name="ce3" office:value-type="string">
            <text:p>SectorEducation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20"/>
          <table:table-cell table:style-name="ce28"/>
          <table:table-cell table:style-name="ce3"/>
          <table:table-cell table:style-name="ce30" office:value-type="string" table:number-columns-spanned="2" table:number-rows-spanned="1">
            <text:p>UserSession</text:p>
          </table:table-cell>
          <table:covered-table-cell table:style-name="ce28"/>
          <table:table-cell table:style-name="ce20"/>
          <table:table-cell table:style-name="ce28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20" office:value-type="string">
            <text:p>VARCHAR(100)</text:p>
          </table:table-cell>
          <table:table-cell/>
          <table:table-cell table:style-name="ce3" office:value-type="string">
            <text:p>SectorPow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9" office:value-type="string">
            <text:p>INTEGER</text:p>
          </table:table-cell>
          <table:table-cell table:style-name="ce20"/>
          <table:table-cell/>
          <table:table-cell table:style-name="ce3"/>
          <table:table-cell table:style-name="ce32" office:value-type="string">
            <text:p>Sess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7" office:value-type="string">
            <text:p>LangIsoCode</text:p>
          </table:table-cell>
          <table:table-cell table:style-name="ce20" table:formula="oooc:=[.D17]" office:value-type="string" office:string-value="VARCHAR(3)">
            <text:p>VARCHAR(3)</text:p>
          </table:table-cell>
          <table:table-cell/>
          <table:table-cell table:style-name="ce3" office:value-type="string">
            <text:p>SectorIndustry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20" office:value-type="string">
            <text:p>VARCHAR(50)</text:p>
          </table:table-cell>
          <table:table-cell table:style-name="ce20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SectorHealth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20" office:value-type="string">
            <text:p>VARCHAR(30)</text:p>
          </table:table-cell>
          <table:table-cell table:style-name="ce20"/>
          <table:table-cell/>
          <table:table-cell table:style-name="ce3"/>
          <table:table-cell table:style-name="ce3" office:value-type="string">
            <text:p>UserName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20" office:value-type="string">
            <text:p>VARCHAR(100) DEFAULT '---'</text:p>
          </table:table-cell>
          <table:table-cell/>
          <table:table-cell table:style-name="ce4" office:value-type="string">
            <text:p>SectorOther</text:p>
          </table:table-cell>
          <table:table-cell table:style-name="ce23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3" office:value-type="string">
            <text:p>INTEGER</text:p>
          </table:table-cell>
          <table:table-cell table:style-name="ce20"/>
          <table:table-cell/>
          <table:table-cell table:style-name="ce3"/>
          <table:table-cell table:style-name="ce3" office:value-type="string">
            <text:p>Valid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20" office:value-type="string">
            <text:p>VARCHAR(200) DEFAULT '---'</text:p>
          </table:table-cell>
          <table:table-cell table:number-columns-repeated="3"/>
          <table:table-cell table:style-name="ce20"/>
          <table:table-cell table:number-columns-repeated="237"/>
        </table:table-row>
        <table:table-row table:style-name="ro1">
          <table:table-cell/>
          <table:table-cell table:style-name="ce4"/>
          <table:table-cell table:style-name="ce16" table:number-columns-repeated="2"/>
          <table:table-cell table:style-name="ce23"/>
          <table:table-cell/>
          <table:table-cell table:style-name="ce3"/>
          <table:table-cell table:style-name="ce3" office:value-type="string">
            <text:p>Start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20" office:value-type="string">
            <text:p>INTEGER DEFAULT -1</text:p>
          </table:table-cell>
          <table:table-cell/>
          <table:table-cell table:style-name="ce43" office:value-type="string" table:number-columns-spanned="2" table:number-rows-spanned="1">
            <text:p>EEData</text:p>
          </table:table-cell>
          <table:covered-table-cell table:style-name="ce19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3" office:value-type="string">
            <text:p>DATETIME</text:p>
          </table:table-cell>
          <table:table-cell table:style-name="ce20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3" office:value-type="string">
            <text:p>INTEGER DEFAULT 1</text:p>
          </table:table-cell>
          <table:table-cell/>
          <table:table-cell table:style-name="ce48" table:formula="oooc:=[.Q3]" office:value-type="string" office:string-value="DisasterId">
            <text:p>DisasterId</text:p>
          </table:table-cell>
          <table:table-cell table:style-name="ce19" table:formula="oooc:=[.R3]" office:value-type="string" office:string-value="VARCHAR(50)">
            <text:p>VARCHAR(50)</text:p>
          </table:table-cell>
          <table:table-cell table:style-name="ce20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4" office:value-type="string">
            <text:p>SyncRecord</text:p>
          </table:table-cell>
          <table:table-cell table:style-name="ce23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 table:number-columns-spanned="2" table:number-rows-spanned="1">
            <text:p>UserLockList</text:p>
          </table:table-cell>
          <table:covered-table-cell/>
          <table:table-cell table:style-name="ce20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9"/>
          <table:table-cell table:number-columns-repeated="3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>
            <text:p>SessionId</text:p>
          </table:table-cell>
          <table:table-cell table:style-name="ce19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20" office:value-type="string">
            <text:p>DATETIME</text:p>
          </table:table-cell>
          <table:table-cell/>
          <table:table-cell table:style-name="ce43" office:value-type="string" table:number-columns-spanned="2" table:number-rows-spanned="1">
            <text:p>EEField</text:p>
          </table:table-cell>
          <table:covered-table-cell table:style-name="ce49"/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20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7" office:value-type="string">
            <text:p>EEFieldId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3" office:value-type="string">
            <text:p>VARCHAR(50)</text:p>
          </table:table-cell>
          <table:table-cell table:style-name="ce20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20" office:value-type="string">
            <text:p>VARCHAR(20)</text:p>
          </table:table-cell>
          <table:table-cell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20" office:value-type="string">
            <text:p>TEXT</text:p>
          </table:table-cell>
          <table:table-cell/>
          <table:table-cell table:style-name="ce3" table:formula="oooc:=[.N72]" office:value-type="string" office:string-value="EEGroupId">
            <text:p>EEGroupId</text:p>
          </table:table-cell>
          <table:table-cell table:style-name="ce20" table:formula="oooc:=[.O72]" office:value-type="string" office:string-value="VARCHAR(30)">
            <text:p>VARCHAR(3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20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3" office:value-type="string">
            <text:p>VARCHAR(20)</text:p>
          </table:table-cell>
          <table:table-cell/>
          <table:table-cell table:style-name="ce3" office:value-type="string">
            <text:p>EEFieldLabel</text:p>
          </table:table-cell>
          <table:table-cell table:style-name="ce20" office:value-type="string">
            <text:p>VARCHAR(30)</text:p>
          </table:table-cell>
          <table:table-cell table:style-name="ce20"/>
          <table:table-cell table:number-columns-repeated="237"/>
        </table:table-row>
        <table:table-row table:style-name="ro2">
          <table:table-cell table:number-columns-repeated="6"/>
          <table:table-cell table:style-name="ce3"/>
          <table:table-cell table:style-name="ce34" office:value-type="string" table:number-columns-spanned="2" table:number-rows-spanned="1">
            <text:p>STATUS FIELDS</text:p>
          </table:table-cell>
          <table:covered-table-cell table:style-name="ce19" table:formula="oooc:=[.N76]" office:value-type="string" office:string-value="EEGroupStatus">
            <text:p>EEGroupStatus</text:p>
          </table:covered-table-cell>
          <table:table-cell table:style-name="ce20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Desc</text:p>
          </table:table-cell>
          <table:table-cell table:style-name="ce20" office:value-type="string">
            <text:p>TEXT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5" office:value-type="string">
            <text:p>PUBLIC, PRIVATE, INACTIVE</text:p>
          </table:table-cell>
          <table:table-cell table:style-name="ce36"/>
          <table:table-cell table:style-name="ce20"/>
          <table:table-cell table:number-columns-repeated="2"/>
          <table:table-cell table:style-name="ce3"/>
          <table:table-cell table:style-name="ce43" office:value-type="string" table:number-columns-spanned="2" table:number-rows-spanned="1">
            <text:p>EEGroup</text:p>
          </table:table-cell>
          <table:covered-table-cell table:style-name="ce19"/>
          <table:table-cell/>
          <table:table-cell table:style-name="ce3" office:value-type="string">
            <text:p>EEFieldType</text:p>
          </table:table-cell>
          <table:table-cell table:style-name="ce20" office:value-type="string">
            <text:p>VARCHAR(20)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6" table:number-columns-repeated="2"/>
          <table:table-cell table:style-name="ce23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20" office:value-type="string">
            <text:p>VARCHAR(30)</text:p>
          </table:table-cell>
          <table:table-cell/>
          <table:table-cell table:style-name="ce3" office:value-type="string">
            <text:p>EEFieldSize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SyncRecord</text:p>
          </table:table-cell>
          <table:table-cell table:style-name="ce20" office:value-type="string">
            <text:p>DATETIME</text:p>
          </table:table-cell>
          <table:table-cell/>
          <table:table-cell table:style-name="ce3" office:value-type="string">
            <text:p>EEFieldOrder</text:p>
          </table:table-cell>
          <table:table-cell table:style-name="ce20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20" office:value-type="string">
            <text:p>VARCHAR(50)</text:p>
          </table:table-cell>
          <table:table-cell table:style-name="ce46"/>
          <table:table-cell table:style-name="ce4" office:value-type="string">
            <text:p>EEFieldStatus</text:p>
          </table:table-cell>
          <table:table-cell table:style-name="ce23" office:value-type="string">
            <text:p>INTEGER</text:p>
          </table:table-cell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20" office:value-type="string">
            <text:p>TEXT</text:p>
          </table:table-cell>
          <table:table-cell table:style-name="ce28" table:number-columns-repeated="3"/>
          <table:table-cell table:style-name="ce20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4" office:value-type="string">
            <text:p>EEGroupStatus</text:p>
          </table:table-cell>
          <table:table-cell table:style-name="ce23" office:value-type="string">
            <text:p>INTEGER</text:p>
          </table:table-cell>
          <table:table-cell table:style-name="ce16" table:number-columns-repeated="3"/>
          <table:table-cell table:style-name="ce23"/>
          <table:table-cell table:number-columns-repeated="237"/>
        </table:table-row>
        <table:table-row table:style-name="ro2" table:number-rows-repeated="2">
          <table:table-cell table:number-columns-repeated="12"/>
          <table:table-cell table:style-name="ce28"/>
          <table:table-cell table:style-name="Default" table:number-columns-repeated="2"/>
          <table:table-cell table:number-columns-repeated="3"/>
          <table:table-cell table:style-name="ce28"/>
          <table:table-cell table:number-columns-repeated="237"/>
        </table:table-row>
        <table:table-row table:style-name="ro2">
          <table:table-cell table:number-columns-repeated="12"/>
          <table:table-cell table:style-name="ce28"/>
          <table:table-cell table:style-name="Default" table:number-columns-repeated="2"/>
          <table:table-cell table:style-name="ce28" table:number-columns-repeated="4"/>
          <table:table-cell table:number-columns-repeated="237"/>
        </table:table-row>
        <table:table-row table:style-name="ro2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52"/>
        <table:table-column table:style-name="co27" table:default-cell-style-name="ce52"/>
        <table:table-column table:style-name="co25" table:number-columns-repeated="254" table:default-cell-style-name="ce52"/>
        <table:table-row table:style-name="ro2">
          <table:table-cell table:style-name="ce50" table:formula="oooc:=CONCATENATE(&quot;/* &quot;; [Tables.D2]; &quot; - &quot;; [Tables.N2])" office:value-type="string" office:string-value="/* BASE.DB - DesInventar8.2">
            <text:p>/* BASE.DB - DesInventar8.2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ce51" table:formula="oooc:=[Tables.D3]" office:value-type="date" office:date-value="2009-07-28">
            <text:p>2009-07-28</text:p>
          </table:table-cell>
          <table:table-cell table:style-name="Default"/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office:value-type="string">
            <text:p>DROP TABLE IF EXISTS </text:p>
          </table:table-cell>
          <table:table-cell table:style-name="Default"/>
          <table:table-cell table:number-columns-repeated="254"/>
        </table:table-row>
        <table:table-row table:style-name="ro3">
          <table:table-cell office:value-type="string">
            <text:p>CREATE TABLE </text:p>
          </table:table-cell>
          <table:table-cell table:number-columns-repeated="255"/>
        </table:table-row>
        <table:table-row table:style-name="ro3">
          <table:table-cell office:value-type="string">
            <text:p>PRIMARY KEY</text:p>
          </table:table-cell>
          <table:table-cell table:number-columns-repeated="255"/>
        </table:table-row>
        <table:table-row table:style-name="ro3">
          <table:table-cell table:style-name="ce53" office:value-type="string">
            <text:p>);</text:p>
          </table:table-cell>
          <table:table-cell table:number-columns-repeated="255"/>
        </table:table-row>
        <table:table-row table:style-name="ro3">
          <table:table-cell office:value-type="string">
            <text:p>*/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4" table:formula="oooc:=CONCATENATE([.$A$4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3">
          <table:table-cell table:formula="oooc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3">
          <table:table-cell table:formula="oooc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3">
          <table:table-cell table:formula="oooc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3">
          <table:table-cell table:formula="oooc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3">
          <table:table-cell table:formula="oooc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3">
          <table:table-cell table:formula="oooc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3">
          <table:table-cell table:formula="oooc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3">
          <table:table-cell table:formula="oooc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3">
          <table:table-cell table:formula="oooc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3">
          <table:table-cell table:formula="oooc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3">
          <table:table-cell table:formula="oooc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22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22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3">
          <table:table-cell table:formula="oooc:=CONCATENATE([Tables.C23]; &quot; &quot;; [Tables.D23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3">
          <table:table-cell table:formula="oooc:=CONCATENATE([Tables.C24]; &quot; &quot;; [Tables.D24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25]; &quot; &quot;; [Tables.D2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C26]; &quot; &quot;; [Tables.D26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3">
          <table:table-cell table:formula="oooc:=CONCATENATE([Tables.C27]; &quot; &quot;; [Tables.D27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3">
          <table:table-cell table:formula="oooc:=CONCATENATE([Tables.C28]; &quot; &quot;; [Tables.D28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3">
          <table:table-cell table:formula="oooc:=CONCATENATE([Tables.C29]; &quot; &quot;; [Tables.D29]; &quot;, &quot;)" office:value-type="string" office:string-value="EventPredefined INTEGER, ">
            <text:p>EventPredefined INTEGER, </text:p>
          </table:table-cell>
          <table:table-cell table:number-columns-repeated="255"/>
        </table:table-row>
        <table:table-row table:style-name="ro3">
          <table:table-cell table:formula="oooc:=CONCATENATE([Tables.C30]; &quot; &quot;; [Tables.D30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3">
          <table:table-cell table:formula="oooc:=CONCATENATE([Tables.C31]; &quot; &quot;; [Tables.D31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3">
          <table:table-cell table:formula="oooc:=CONCATENATE([Tables.C32]; &quot; &quot;; [Tables.D32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3">
          <table:table-cell table:formula="oooc:=CONCATENATE([Tables.C33]; &quot; &quot;; [Tables.D33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35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35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3">
          <table:table-cell table:formula="oooc:=CONCATENATE([Tables.C36]; &quot; &quot;; [Tables.D36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3">
          <table:table-cell table:formula="oooc:=CONCATENATE([Tables.C37]; &quot; &quot;; [Tables.D3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38]; &quot; &quot;; [Tables.D3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3">
          <table:table-cell table:formula="oooc:=CONCATENATE([Tables.C39]; &quot; &quot;; [Tables.D39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3">
          <table:table-cell table:formula="oooc:=CONCATENATE([Tables.C40]; &quot; &quot;; [Tables.D40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3">
          <table:table-cell table:formula="oooc:=CONCATENATE([Tables.C41]; &quot; &quot;; [Tables.D41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3">
          <table:table-cell table:formula="oooc:=CONCATENATE([Tables.C42]; &quot; &quot;; [Tables.D42]; &quot;, &quot;)" office:value-type="string" office:string-value="CausePredefined INTEGER, ">
            <text:p>CausePredefined INTEGER, </text:p>
          </table:table-cell>
          <table:table-cell table:number-columns-repeated="255"/>
        </table:table-row>
        <table:table-row table:style-name="ro3">
          <table:table-cell table:formula="oooc:=CONCATENATE([Tables.C43]; &quot; &quot;; [Tables.D43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3">
          <table:table-cell table:formula="oooc:=CONCATENATE([Tables.C44]; &quot; &quot;; [Tables.D44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3">
          <table:table-cell table:formula="oooc:=CONCATENATE([Tables.C45]; &quot; &quot;; [Tables.D45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3">
          <table:table-cell table:formula="oooc:=CONCATENATE([Tables.C46]; &quot; &quot;; [Tables.D46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36];&quot;','&quot;; [Tables.C37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48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48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3">
          <table:table-cell table:formula="oooc:=CONCATENATE([Tables.C49]; &quot; &quot;; [Tables.D49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0]; &quot; &quot;; [Tables.D50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3">
          <table:table-cell table:formula="oooc:=CONCATENATE([Tables.C51]; &quot; &quot;; [Tables.D51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3">
          <table:table-cell table:formula="oooc:=CONCATENATE([Tables.C52]; &quot; &quot;; [Tables.D52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3">
          <table:table-cell table:formula="oooc:=CONCATENATE([Tables.C53]; &quot; &quot;; [Tables.D53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3">
          <table:table-cell table:formula="oooc:=CONCATENATE([Tables.C54]; &quot; &quot;; [Tables.D54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49];&quot;','&quot;; [Tables.C50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3">
          <table:table-cell table:style-name="ce54" table:formula="oooc:=CONCATENATE([.$A$4]; [Tables.C56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3">
          <table:table-cell table:style-name="ce55" table:formula="oooc:=CONCATENATE([.$A$5];&quot;'&quot;; [Tables.C56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3">
          <table:table-cell table:formula="oooc:=CONCATENATE([Tables.C57]; &quot; &quot;; [Tables.D57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3">
          <table:table-cell table:formula="oooc:=CONCATENATE([Tables.C58]; &quot; &quot;; [Tables.D58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3">
          <table:table-cell table:formula="oooc:=CONCATENATE([Tables.C59]; &quot; &quot;; [Tables.D59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3">
          <table:table-cell table:formula="oooc:=CONCATENATE([Tables.C60]; &quot; &quot;; [Tables.D60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3">
          <table:table-cell table:style-name="ce54" table:formula="oooc:=CONCATENATE([.$A$6]; &quot;('&quot;; [Tables.C57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3">
          <table:table-cell table:style-name="ce54" table:formula="oooc:=[.$A$7]" office:value-type="string" office:string-value=");">
            <text:p>);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6" office:value-type="string">
            <text:p>/* Set initial values */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3">
          <table:table-cell table:style-name="ce57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2" table:number-rows-repeated="414">
          <table:table-cell table:style-name="Default"/>
          <table:table-cell table:number-columns-repeated="255"/>
        </table:table-row>
        <table:table-row table:style-name="ro3" table:number-rows-repeated="6503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52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52"/>
        <table:table-row table:style-name="ro2">
          <table:table-cell table:style-name="ce50" table:formula="oooc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2">
          <table:table-cell table:style-name="ce51" table:formula="oooc:=[Tables.D3]" office:value-type="date" office:date-value="2009-07-28">
            <text:p>2009-07-28</text:p>
          </table:table-cell>
          <table:table-cell table:number-columns-repeated="145"/>
        </table:table-row>
        <table:table-row table:style-name="ro2">
          <table:table-cell office:value-type="string">
            <text:p>*/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4" table:formula="oooc:=CONCATENATE([BASE.$A$4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2">
          <table:table-cell table:formula="oooc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2">
          <table:table-cell table:formula="oooc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2">
          <table:table-cell table:formula="oooc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2">
          <table:table-cell table:formula="oooc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2">
          <table:table-cell table:formula="oooc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2">
          <table:table-cell table:formula="oooc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2">
          <table:table-cell table:formula="oooc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17]; &quot;;&quot;)" office:value-type="string" office:string-value="DROP TABLE IF EXISTS RegionItem;">
            <text:p>DROP TABLE IF EXISTS RegionItem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17]; &quot;' ( &quot;)" office:value-type="string" office:string-value="CREATE TABLE 'RegionItem' ( ">
            <text:p>CREATE TABLE 'RegionItem' ( </text:p>
          </table:table-cell>
          <table:table-cell table:number-columns-repeated="145"/>
        </table:table-row>
        <table:table-row table:style-name="ro2">
          <table:table-cell table:formula="oooc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2">
          <table:table-cell table:formula="oooc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2">
          <table:table-cell table:formula="oooc:=CONCATENATE([Tables.H23]; &quot; &quot;; [Tables.I2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2">
          <table:table-cell table:formula="oooc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2">
          <table:table-cell table:formula="oooc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2">
          <table:table-cell table:formula="oooc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2">
          <table:table-cell table:formula="oooc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2">
          <table:table-cell table:formula="oooc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2">
          <table:table-cell table:formula="oooc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2">
          <table:table-cell table:formula="oooc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2">
          <table:table-cell table:formula="oooc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2">
          <table:table-cell table:formula="oooc:=CONCATENATE([Tables.H39]; &quot; &quot;; [Tables.I39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2">
          <table:table-cell table:formula="oooc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2">
          <table:table-cell table:formula="oooc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2">
          <table:table-cell table:formula="oooc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2">
          <table:table-cell table:formula="oooc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2">
          <table:table-cell table:formula="oooc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2">
          <table:table-cell table:formula="oooc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2">
          <table:table-cell table:formula="oooc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2">
          <table:table-cell table:formula="oooc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2">
          <table:table-cell table:formula="oooc:=CONCATENATE([Tables.H51]; &quot; &quot;; [Tables.I51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2">
          <table:table-cell table:formula="oooc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2">
          <table:table-cell table:formula="oooc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2">
          <table:table-cell table:formula="oooc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2">
          <table:table-cell table:formula="oooc:=CONCATENATE([Tables.H57]; &quot; &quot;; [Tables.I57]; &quot;, &quot;)" office:value-type="string" office:string-value="SessionId VARCHAR(50), ">
            <text:p>Sess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58]; &quot; &quot;; [Tables.I58]; &quot;, &quot;)" office:value-type="string" office:string-value="RegionId VARCHAR(50), ">
            <text:p>RegionId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59]; &quot; &quot;; [Tables.I59]; &quot;, &quot;)" office:value-type="string" office:string-value="UserName VARCHAR(50), ">
            <text:p>UserName VARCHAR(50)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0]; &quot; &quot;; [Tables.I60]; &quot;, &quot;)" office:value-type="string" office:string-value="Valid INTEGER, ">
            <text:p>Valid INTEGER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1]; &quot; &quot;; [Tables.I61]; &quot;, &quot;)" office:value-type="string" office:string-value="Start DATETIME, ">
            <text:p>Start DATETIME, </text:p>
          </table:table-cell>
          <table:table-cell table:style-name="ce52" table:number-columns-repeated="2"/>
          <table:table-cell table:number-columns-repeated="143"/>
        </table:table-row>
        <table:table-row table:style-name="ro2">
          <table:table-cell table:formula="oooc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style-name="Default"/>
          <table:table-cell table:number-columns-repeated="145"/>
        </table:table-row>
        <table:table-row table:style-name="ro2">
          <table:table-cell table:style-name="ce54" table:formula="oooc:=CONCATENATE([BASE.$A$4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2">
          <table:table-cell table:style-name="ce55" table:formula="oooc:=CONCATENATE([BASE.$A$5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2">
          <table:table-cell table:formula="oooc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2">
          <table:table-cell table:formula="oooc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2">
          <table:table-cell table:formula="oooc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2">
          <table:table-cell table:style-name="ce54" table:formula="oooc:=CONCATENATE([BASE.$A$6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2">
          <table:table-cell table:formula="oooc:=[BASE.$A$7]" office:value-type="string" office:string-value=");">
            <text:p>);</text:p>
          </table:table-cell>
          <table:table-cell table:number-columns-repeated="145"/>
        </table:table-row>
        <table:table-row table:style-name="ro2">
          <table:table-cell table:number-columns-repeated="146"/>
        </table:table-row>
        <table:table-row table:style-name="ro2">
          <table:table-cell table:style-name="ce56" office:value-type="string">
            <text:p>/* Set initial values */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2">
          <table:table-cell table:style-name="ce57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2" table:number-rows-repeated="65439">
          <table:table-cell table:number-columns-repeated="146"/>
        </table:table-row>
        <table:table-row table:style-name="ro2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52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52"/>
        <table:table-row table:style-name="ro2">
          <table:table-cell table:style-name="ce50" table:formula="oooc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2">
          <table:table-cell table:style-name="ce51" table:formula="oooc:=[Tables.D3]" office:value-type="date" office:date-value="2009-07-28">
            <text:p>2009-07-28</text:p>
          </table:table-cell>
          <table:table-cell table:number-columns-repeated="255"/>
        </table:table-row>
        <table:table-row table:style-name="ro2">
          <table:table-cell office:value-type="string">
            <text:p>*/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2">
          <table:table-cell table:style-name="ce55" table:formula="oooc:=CONCATENATE([BASE.$A$5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2">
          <table:table-cell table:formula="oooc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2">
          <table:table-cell table:formula="oooc:=CONCATENATE([Tables.N6]; &quot; &quot;; [Tables.O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2">
          <table:table-cell table:formula="oooc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2">
          <table:table-cell table:style-name="ce58" table:formula="oooc:=CONCATENATE([BASE.$A$6]; &quot;('&quot;; [Tables.N5];&quot;','&quot;; [Tables.N6];&quot;')&quot;)" office:value-type="string" office:string-value="PRIMARY KEY('InfoKey','LangIsoCode')">
            <text:p>PRIMARY KEY('InfoKey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2">
          <table:table-cell table:style-name="ce59" table:formula="oooc:=CONCATENATE([BASE.$A$5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2">
          <table:table-cell table:formula="oooc:=CONCATENATE([Tables.N12]; &quot; &quot;; [Tables.O12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N13]; &quot; &quot;; [Tables.O13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2">
          <table:table-cell table:formula="oooc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2">
          <table:table-cell table:formula="oooc:=CONCATENATE([Tables.N17]; &quot; &quot;; [Tables.O17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2">
          <table:table-cell table:formula="oooc:=CONCATENATE([Tables.N18]; &quot; &quot;; [Tables.O18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2">
          <table:table-cell table:formula="oooc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2">
          <table:table-cell table:formula="oooc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2">
          <table:table-cell table:formula="oooc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12];&quot;','&quot;; [Tables.N13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2">
          <table:table-cell table:style-name="ce60" table:formula="oooc:=CONCATENATE([BASE.$A$5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2">
          <table:table-cell table:formula="oooc:=CONCATENATE([Tables.N25]; &quot; &quot;; [Tables.O25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N26]; &quot; &quot;; [Tables.O2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2">
          <table:table-cell table:formula="oooc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2">
          <table:table-cell table:formula="oooc:=CONCATENATE([Tables.N30]; &quot; &quot;; [Tables.O30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2">
          <table:table-cell table:formula="oooc:=CONCATENATE([Tables.N31]; &quot; &quot;; [Tables.O31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2">
          <table:table-cell table:formula="oooc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2">
          <table:table-cell table:formula="oooc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2">
          <table:table-cell table:formula="oooc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2">
          <table:table-cell table:formula="oooc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25];&quot;','&quot;; [Tables.N26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37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N37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2">
          <table:table-cell table:formula="oooc:=CONCATENATE([Tables.N38]; &quot; &quot;; [Tables.O38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39]; &quot; &quot;; [Tables.O39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0]; &quot; &quot;; [Tables.O4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41]; &quot; &quot;; [Tables.O41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2">
          <table:table-cell table:formula="oooc:=CONCATENATE([Tables.N42]; &quot; &quot;; [Tables.O42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2">
          <table:table-cell table:formula="oooc:=CONCATENATE([Tables.N43]; &quot; &quot;; [Tables.O43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38];&quot;','&quot;;[Tables.N39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45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N45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2">
          <table:table-cell table:formula="oooc:=CONCATENATE([Tables.N46]; &quot; &quot;; [Tables.O46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47]; &quot; &quot;; [Tables.O47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2">
          <table:table-cell table:formula="oooc:=CONCATENATE([Tables.N48]; &quot; &quot;; [Tables.O4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49]; &quot; &quot;; [Tables.O49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2">
          <table:table-cell table:formula="oooc:=CONCATENATE([Tables.N50]; &quot; &quot;; [Tables.O5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1]; &quot; &quot;; [Tables.O51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2">
          <table:table-cell table:formula="oooc:=CONCATENATE([Tables.N52]; &quot; &quot;; [Tables.O52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2">
          <table:table-cell table:formula="oooc:=CONCATENATE([Tables.N53]; &quot; &quot;; [Tables.O53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46];&quot;','&quot;;[Tables.N47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55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2">
          <table:table-cell table:style-name="ce61" table:formula="oooc:=CONCATENATE([BASE.$A$5]; &quot;'&quot;; [Tables.N55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2">
          <table:table-cell table:formula="oooc:=CONCATENATE([Tables.N56]; &quot; &quot;; [Tables.O56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2">
          <table:table-cell table:formula="oooc:=CONCATENATE([Tables.N57]; &quot; &quot;; [Tables.O5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2">
          <table:table-cell table:formula="oooc:=CONCATENATE([Tables.N58]; &quot; &quot;; [Tables.O5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59]; &quot; &quot;; [Tables.O59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2">
          <table:table-cell table:formula="oooc:=CONCATENATE([Tables.N60]; &quot; &quot;; [Tables.O60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2">
          <table:table-cell table:formula="oooc:=CONCATENATE([Tables.N61]; &quot; &quot;; [Tables.O61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2">
          <table:table-cell table:formula="oooc:=CONCATENATE([Tables.N62]; &quot; &quot;; [Tables.O62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56];&quot;','&quot;;[Tables.N57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2">
          <table:table-cell table:style-name="ce62" table:formula="oooc:=CONCATENATE([BASE.$A$5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2">
          <table:table-cell table:formula="oooc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5]; &quot; &quot;; [Tables.R5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2">
          <table:table-cell table:formula="oooc:=CONCATENATE([Tables.Q6]; &quot; &quot;; [Tables.R6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2">
          <table:table-cell table:formula="oooc:=CONCATENATE([Tables.Q7]; &quot; &quot;; [Tables.R7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2">
          <table:table-cell table:formula="oooc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2">
          <table:table-cell table:formula="oooc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2">
          <table:table-cell table:formula="oooc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2">
          <table:table-cell table:formula="oooc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2">
          <table:table-cell table:formula="oooc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2">
          <table:table-cell table:formula="oooc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2">
          <table:table-cell table:formula="oooc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2">
          <table:table-cell table:formula="oooc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2">
          <table:table-cell table:formula="oooc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2">
          <table:table-cell table:formula="oooc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2">
          <table:table-cell table:formula="oooc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2">
          <table:table-cell table:formula="oooc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2">
          <table:table-cell table:formula="oooc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2">
          <table:table-cell table:formula="oooc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2">
          <table:table-cell table:formula="oooc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2">
          <table:table-cell table:formula="oooc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2">
          <table:table-cell table:formula="oooc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2">
          <table:table-cell table:formula="oooc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2">
          <table:table-cell table:formula="oooc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2">
          <table:table-cell table:formula="oooc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2">
          <table:table-cell table:formula="oooc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2">
          <table:table-cell table:formula="oooc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2">
          <table:table-cell table:formula="oooc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2">
          <table:table-cell table:formula="oooc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2">
          <table:table-cell table:formula="oooc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2">
          <table:table-cell table:formula="oooc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2">
          <table:table-cell table:formula="oooc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2">
          <table:table-cell table:formula="oooc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2">
          <table:table-cell table:formula="oooc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2">
          <table:table-cell table:formula="oooc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2">
          <table:table-cell table:formula="oooc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2">
          <table:table-cell table:formula="oooc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2">
          <table:table-cell table:formula="oooc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2">
          <table:table-cell table:formula="oooc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2">
          <table:table-cell table:formula="oooc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2">
          <table:table-cell table:formula="oooc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2">
          <table:table-cell table:formula="oooc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2">
          <table:table-cell table:formula="oooc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2">
          <table:table-cell table:formula="oooc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2">
          <table:table-cell table:formula="oooc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2">
          <table:table-cell table:formula="oooc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2">
          <table:table-cell table:formula="oooc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2">
          <table:table-cell table:formula="oooc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2">
          <table:table-cell table:formula="oooc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2">
          <table:table-cell table:formula="oooc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2">
          <table:table-cell table:formula="oooc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2">
          <table:table-cell table:formula="oooc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2">
          <table:table-cell table:formula="oooc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2">
          <table:table-cell table:formula="oooc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2">
          <table:table-cell table:formula="oooc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2">
          <table:table-cell table:formula="oooc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2">
          <table:table-cell table:formula="oooc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N71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2">
          <table:table-cell table:style-name="ce62" table:formula="oooc:=CONCATENATE([BASE.$A$5]; &quot;'&quot;; [Tables.N71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2">
          <table:table-cell table:formula="oooc:=CONCATENATE([Tables.N72]; &quot; &quot;; [Tables.O72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N73]; &quot; &quot;; [Tables.O7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74]; &quot; &quot;; [Tables.O74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2">
          <table:table-cell table:formula="oooc:=CONCATENATE([Tables.N75]; &quot; &quot;; [Tables.O75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2">
          <table:table-cell table:formula="oooc:=CONCATENATE([Tables.N76]; &quot; &quot;; [Tables.O76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N72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2">
          <table:table-cell table:style-name="ce62" table:formula="oooc:=CONCATENATE([BASE.$A$5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2">
          <table:table-cell table:formula="oooc:=CONCATENATE([Tables.Q66]; &quot; &quot;; [Tables.R66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2">
          <table:table-cell table:formula="oooc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2">
          <table:table-cell table:formula="oooc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2">
          <table:table-cell table:formula="oooc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2">
          <table:table-cell table:formula="oooc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2">
          <table:table-cell table:formula="oooc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2">
          <table:table-cell table:formula="oooc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2">
          <table:table-cell table:formula="oooc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4" table:formula="oooc:=CONCATENATE([BASE.$A$4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2">
          <table:table-cell table:style-name="ce62" table:formula="oooc:=CONCATENATE([BASE.$A$5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2">
          <table:table-cell table:formula="oooc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2">
          <table:table-cell table:formula="oooc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style-name="ce54" table:formula="oooc:=CONCATENATE([BASE.$A$6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54" table:formula="oooc:=CONCATENATE([BASE.$A$4]; [Tables.N64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2">
          <table:table-cell table:style-name="ce63" table:formula="oooc:=CONCATENATE([BASE.$A$5]; &quot;'&quot;; [Tables.N64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2">
          <table:table-cell table:formula="oooc:=CONCATENATE([Tables.N65]; &quot; &quot;; [Tables.O65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2">
          <table:table-cell table:formula="oooc:=CONCATENATE([Tables.N66]; &quot; &quot;; [Tables.O6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2">
          <table:table-cell table:formula="oooc:=CONCATENATE([Tables.N67]; &quot; &quot;; [Tables.O67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2">
          <table:table-cell table:formula="oooc:=CONCATENATE([Tables.N68]; &quot; &quot;; [Tables.O68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2">
          <table:table-cell table:formula="oooc:=CONCATENATE([Tables.N69]; &quot; &quot;; [Tables.O69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2">
          <table:table-cell table:style-name="ce54" table:formula="oooc:=[BASE.$A$7]" office:value-type="string" office:string-value=");">
            <text:p>);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 table:number-rows-repeated="6535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07/28/2009</text:date>, <text:time>09:10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ario Yandar</meta:initial-creator>
    <meta:creation-date>2008-05-07T11:20:47</meta:creation-date>
    <dc:date>2009-07-28T09:10:16</dc:date>
    <meta:printed-by>Jhon H. Caicedo</meta:printed-by>
    <meta:print-date>2009-07-09T09:32:36</meta:print-date>
    <meta:editing-cycles>351</meta:editing-cycles>
    <meta:editing-duration>P3DT16H30M3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4" meta:cell-count="811"/>
  </office:meta>
</office:document-meta>
</file>